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uginFinderTest.multiple_implementations_only_one_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luginFinderTest.single_implem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luginFinderTest.single_implementation_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luginFinderTest.problems_loading_imp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luginFinderTest.no_valid_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luginFinderTest.empty_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uginFinderTest.multiple_implementations_only_one_usefu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luginFinderTest.multiple_empty_implemen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